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position="0% 100%" fo:font-style="italic" officeooo:rsid="0008b33c" officeooo:paragraph-rsid="00114216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style:text-position="0% 100%" fo:font-style="italic" fo:font-weight="bold" officeooo:rsid="002e515e" officeooo:paragraph-rsid="002e515e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position="0% 100%" fo:font-style="italic" fo:font-weight="bold" officeooo:rsid="003d88ed" officeooo:paragraph-rsid="003d88ed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text-position="0% 100%" fo:language="sk" fo:country="SK" fo:font-style="normal" officeooo:rsid="000aaa83" officeooo:paragraph-rsid="000a4af8" style:font-style-asian="normal" style:font-style-complex="normal"/>
    </style:style>
    <style:style style:name="P5" style:family="paragraph" style:parent-style-name="Standard">
      <style:text-properties style:text-position="0% 100%" fo:language="sk" fo:country="SK" fo:font-style="normal" officeooo:rsid="0005c9f9" officeooo:paragraph-rsid="00114216" style:font-style-asian="normal" style:font-style-complex="normal"/>
    </style:style>
    <style:style style:name="P6" style:family="paragraph" style:parent-style-name="Standard">
      <style:text-properties style:text-position="0% 100%" fo:language="sk" fo:country="SK" fo:font-style="normal" officeooo:rsid="000c5e49" officeooo:paragraph-rsid="00114216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text-position="0% 100%" fo:language="sk" fo:country="SK" fo:font-style="normal" officeooo:rsid="0020f39c" officeooo:paragraph-rsid="001d19a0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text-position="0% 100%" fo:language="sk" fo:country="SK" fo:font-style="normal" style:text-underline-style="none" fo:font-weight="normal" officeooo:rsid="0010770e" officeooo:paragraph-rsid="003b0508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language="sk" fo:country="SK" fo:font-weight="bold" officeooo:rsid="0005c9f9" officeooo:paragraph-rsid="000aaa83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4723b4" officeooo:paragraph-rsid="004723b4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paragraph-rsid="00401751"/>
    </style:style>
    <style:style style:name="P12" style:family="paragraph" style:parent-style-name="Standard">
      <style:paragraph-properties fo:text-align="center" style:justify-single-word="false"/>
      <style:text-properties fo:font-size="14pt" fo:language="sk" fo:country="SK" fo:font-weight="bold" officeooo:rsid="0005c9f9" officeooo:paragraph-rsid="0005c9f9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officeooo:paragraph-rsid="0006c4d4"/>
    </style:style>
    <style:style style:name="P14" style:family="paragraph" style:parent-style-name="Standard" style:list-style-name="L2">
      <style:paragraph-properties fo:text-align="justify" style:justify-single-word="false"/>
      <style:text-properties officeooo:paragraph-rsid="0035e3a1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06c4d4" officeooo:paragraph-rsid="0006c4d4"/>
    </style:style>
    <style:style style:name="P16" style:family="paragraph" style:parent-style-name="Standard" style:list-style-name="L1">
      <style:text-properties fo:font-style="italic" officeooo:rsid="0006c4d4" officeooo:paragraph-rsid="0006c4d4" style:font-style-asian="italic" style:font-style-complex="italic"/>
    </style:style>
    <style:style style:name="P17" style:family="paragraph" style:parent-style-name="Standard" style:list-style-name="L1">
      <style:paragraph-properties fo:text-align="justify" style:justify-single-word="false"/>
      <style:text-properties style:text-position="0% 100%" fo:font-style="italic" officeooo:rsid="0008b33c" officeooo:paragraph-rsid="003214aa" style:font-style-asian="italic" style:font-style-complex="italic"/>
    </style:style>
    <style:style style:name="P18" style:family="paragraph" style:parent-style-name="Standard" style:list-style-name="L1">
      <style:paragraph-properties fo:text-align="justify" style:justify-single-word="false"/>
      <style:text-properties style:text-position="0% 100%" fo:font-style="italic" officeooo:rsid="0008b33c" officeooo:paragraph-rsid="00503a92" style:font-style-asian="italic" style:font-style-complex="italic"/>
    </style:style>
    <style:style style:name="P19" style:family="paragraph" style:parent-style-name="Standard" style:list-style-name="L1">
      <style:paragraph-properties fo:text-align="start" style:justify-single-word="false"/>
      <style:text-properties style:text-position="0% 100%" fo:font-style="italic" officeooo:rsid="0008b33c" officeooo:paragraph-rsid="0008b33c" style:font-style-asian="italic" style:font-style-complex="italic"/>
    </style:style>
    <style:style style:name="P20" style:family="paragraph" style:parent-style-name="Standard" style:list-style-name="L2">
      <style:paragraph-properties fo:text-align="justify" style:justify-single-word="false"/>
      <style:text-properties style:text-position="0% 100%" fo:font-style="italic" officeooo:rsid="000c5e49" officeooo:paragraph-rsid="003ea8b9" style:font-style-asian="italic" style:font-style-complex="italic"/>
    </style:style>
    <style:style style:name="P21" style:family="paragraph" style:parent-style-name="Standard" style:list-style-name="L2">
      <style:paragraph-properties fo:text-align="justify" style:justify-single-word="false"/>
      <style:text-properties style:text-position="0% 100%" fo:font-style="italic" officeooo:rsid="00109164" officeooo:paragraph-rsid="00170915" style:font-style-asian="italic" style:font-style-complex="italic"/>
    </style:style>
    <style:style style:name="P22" style:family="paragraph" style:parent-style-name="Standard" style:list-style-name="L2">
      <style:paragraph-properties fo:text-align="justify" style:justify-single-word="false"/>
      <style:text-properties style:text-position="0% 100%" fo:font-style="italic" officeooo:rsid="00109164" officeooo:paragraph-rsid="003d8b91" style:font-style-asian="italic" style:font-style-complex="italic"/>
    </style:style>
    <style:style style:name="P23" style:family="paragraph" style:parent-style-name="Standard" style:list-style-name="L2">
      <style:paragraph-properties fo:text-align="justify" style:justify-single-word="false"/>
      <style:text-properties style:text-position="0% 100%" fo:font-style="italic" officeooo:rsid="001d19a0" officeooo:paragraph-rsid="001d19a0" style:font-style-asian="italic" style:font-style-complex="italic"/>
    </style:style>
    <style:style style:name="P24" style:family="paragraph" style:parent-style-name="Standard" style:list-style-name="L3">
      <style:paragraph-properties fo:text-align="justify" style:justify-single-word="false"/>
      <style:text-properties style:text-position="0% 100%" fo:font-style="italic" fo:font-weight="normal" officeooo:rsid="002e515e" officeooo:paragraph-rsid="002e515e" style:font-style-asian="italic" style:font-weight-asian="normal" style:font-style-complex="italic" style:font-weight-complex="normal"/>
    </style:style>
    <style:style style:name="P25" style:family="paragraph" style:parent-style-name="Standard" style:list-style-name="L3">
      <style:paragraph-properties fo:text-align="justify" style:justify-single-word="false"/>
      <style:text-properties style:text-position="0% 100%" fo:font-style="italic" fo:font-weight="normal" officeooo:rsid="002fe978" officeooo:paragraph-rsid="002fe978" style:font-style-asian="italic" style:font-weight-asian="normal" style:font-style-complex="italic" style:font-weight-complex="normal"/>
    </style:style>
    <style:style style:name="P26" style:family="paragraph" style:parent-style-name="Standard" style:list-style-name="L3">
      <style:paragraph-properties fo:text-align="justify" style:justify-single-word="false"/>
      <style:text-properties style:text-position="0% 100%" fo:font-style="italic" fo:font-weight="normal" officeooo:rsid="00380826" officeooo:paragraph-rsid="003b0508" style:font-style-asian="italic" style:font-weight-asian="normal" style:font-style-complex="italic" style:font-weight-complex="normal"/>
    </style:style>
    <style:style style:name="P27" style:family="paragraph" style:parent-style-name="Standard" style:list-style-name="L3">
      <style:paragraph-properties fo:text-align="justify" style:justify-single-word="false"/>
      <style:text-properties style:text-position="0% 100%" fo:font-style="italic" fo:font-weight="normal" officeooo:rsid="00530a85" officeooo:paragraph-rsid="00530a85" style:font-style-asian="italic" style:font-weight-asian="normal" style:font-style-complex="italic" style:font-weight-complex="normal"/>
    </style:style>
    <style:style style:name="T1" style:family="text">
      <style:text-properties fo:language="sk" fo:country="SK"/>
    </style:style>
    <style:style style:name="T2" style:family="text">
      <style:text-properties fo:language="sk" fo:country="SK" fo:font-style="italic" officeooo:rsid="0006c4d4" style:font-style-asian="italic" style:font-style-complex="italic"/>
    </style:style>
    <style:style style:name="T3" style:family="text">
      <style:text-properties fo:language="sk" fo:country="SK" fo:font-style="italic" officeooo:rsid="004ea057" style:font-style-asian="italic" style:font-style-complex="italic"/>
    </style:style>
    <style:style style:name="T4" style:family="text">
      <style:text-properties fo:language="sk" fo:country="SK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language="sk" fo:country="SK" fo:font-style="italic" style:text-underline-style="solid" style:text-underline-width="auto" style:text-underline-color="font-color" officeooo:rsid="000e4bb3" style:font-style-asian="italic" style:font-style-complex="italic"/>
    </style:style>
    <style:style style:name="T6" style:family="text">
      <style:text-properties fo:language="sk" fo:country="SK" fo:font-style="italic" style:text-underline-style="solid" style:text-underline-width="auto" style:text-underline-color="font-color" officeooo:rsid="002c0b01" style:font-style-asian="italic" style:font-style-complex="italic"/>
    </style:style>
    <style:style style:name="T7" style:family="text">
      <style:text-properties fo:language="sk" fo:country="SK" fo:font-style="italic" style:text-underline-style="solid" style:text-underline-width="auto" style:text-underline-color="font-color" officeooo:rsid="004ea057" style:font-style-asian="italic" style:font-style-complex="italic"/>
    </style:style>
    <style:style style:name="T8" style:family="text">
      <style:text-properties fo:language="sk" fo:country="SK" fo:font-style="italic" style:text-underline-style="none" officeooo:rsid="00114216" style:font-style-asian="italic" style:font-style-complex="italic"/>
    </style:style>
    <style:style style:name="T9" style:family="text">
      <style:text-properties fo:language="sk" fo:country="SK" fo:font-style="italic" style:text-underline-style="none" officeooo:rsid="000e4bb3" style:font-style-asian="italic" style:font-style-complex="italic"/>
    </style:style>
    <style:style style:name="T10" style:family="text">
      <style:text-properties fo:language="sk" fo:country="SK" fo:font-style="italic" style:text-underline-style="none" officeooo:rsid="00132494" style:font-style-asian="italic" style:font-style-complex="italic"/>
    </style:style>
    <style:style style:name="T11" style:family="text">
      <style:text-properties fo:language="sk" fo:country="SK" fo:font-style="normal" style:font-style-asian="normal" style:font-style-complex="normal"/>
    </style:style>
    <style:style style:name="T12" style:family="text">
      <style:text-properties fo:language="sk" fo:country="SK" fo:font-style="normal" officeooo:rsid="0005c9f9" style:font-style-asian="normal" style:font-style-complex="normal"/>
    </style:style>
    <style:style style:name="T13" style:family="text">
      <style:text-properties fo:language="sk" fo:country="SK" fo:font-style="normal" officeooo:rsid="0006b0d6" style:font-style-asian="normal" style:font-style-complex="normal"/>
    </style:style>
    <style:style style:name="T14" style:family="text">
      <style:text-properties fo:language="sk" fo:country="SK" fo:font-style="normal" officeooo:rsid="0006c4d4" style:font-style-asian="normal" style:font-style-complex="normal"/>
    </style:style>
    <style:style style:name="T15" style:family="text">
      <style:text-properties fo:language="sk" fo:country="SK" fo:font-style="normal" officeooo:rsid="0008b33c" style:font-style-asian="normal" style:font-style-complex="normal"/>
    </style:style>
    <style:style style:name="T16" style:family="text">
      <style:text-properties fo:language="sk" fo:country="SK" fo:font-style="normal" officeooo:rsid="000a4af8" style:font-style-asian="normal" style:font-style-complex="normal"/>
    </style:style>
    <style:style style:name="T17" style:family="text">
      <style:text-properties fo:language="sk" fo:country="SK" fo:font-style="normal" officeooo:rsid="000aaa83" style:font-style-asian="normal" style:font-style-complex="normal"/>
    </style:style>
    <style:style style:name="T18" style:family="text">
      <style:text-properties fo:language="sk" fo:country="SK" fo:font-style="normal" officeooo:rsid="000e4bb3" style:font-style-asian="normal" style:font-style-complex="normal"/>
    </style:style>
    <style:style style:name="T19" style:family="text">
      <style:text-properties fo:language="sk" fo:country="SK" fo:font-style="normal" officeooo:rsid="000ee2c0" style:font-style-asian="normal" style:font-style-complex="normal"/>
    </style:style>
    <style:style style:name="T20" style:family="text">
      <style:text-properties fo:language="sk" fo:country="SK" fo:font-style="normal" officeooo:rsid="0010770e" style:font-style-asian="normal" style:font-style-complex="normal"/>
    </style:style>
    <style:style style:name="T21" style:family="text">
      <style:text-properties fo:language="sk" fo:country="SK" fo:font-style="normal" officeooo:rsid="00114216" style:font-style-asian="normal" style:font-style-complex="normal"/>
    </style:style>
    <style:style style:name="T22" style:family="text">
      <style:text-properties fo:language="sk" fo:country="SK" fo:font-style="normal" officeooo:rsid="00132494" style:font-style-asian="normal" style:font-style-complex="normal"/>
    </style:style>
    <style:style style:name="T23" style:family="text">
      <style:text-properties fo:language="sk" fo:country="SK" fo:font-style="normal" officeooo:rsid="001499a2" style:font-style-asian="normal" style:font-style-complex="normal"/>
    </style:style>
    <style:style style:name="T24" style:family="text">
      <style:text-properties fo:language="sk" fo:country="SK" fo:font-style="normal" officeooo:rsid="001521f8" style:font-style-asian="normal" style:font-style-complex="normal"/>
    </style:style>
    <style:style style:name="T25" style:family="text">
      <style:text-properties fo:language="sk" fo:country="SK" fo:font-style="normal" officeooo:rsid="001549f1" style:font-style-asian="normal" style:font-style-complex="normal"/>
    </style:style>
    <style:style style:name="T26" style:family="text">
      <style:text-properties fo:language="sk" fo:country="SK" fo:font-style="normal" officeooo:rsid="00170915" style:font-style-asian="normal" style:font-style-complex="normal"/>
    </style:style>
    <style:style style:name="T27" style:family="text">
      <style:text-properties fo:language="sk" fo:country="SK" fo:font-style="normal" officeooo:rsid="001900a5" style:font-style-asian="normal" style:font-style-complex="normal"/>
    </style:style>
    <style:style style:name="T28" style:family="text">
      <style:text-properties fo:language="sk" fo:country="SK" fo:font-style="normal" officeooo:rsid="001ad8dc" style:font-style-asian="normal" style:font-style-complex="normal"/>
    </style:style>
    <style:style style:name="T29" style:family="text">
      <style:text-properties fo:language="sk" fo:country="SK" fo:font-style="normal" officeooo:rsid="001b5512" style:font-style-asian="normal" style:font-style-complex="normal"/>
    </style:style>
    <style:style style:name="T30" style:family="text">
      <style:text-properties fo:language="sk" fo:country="SK" fo:font-style="normal" officeooo:rsid="001e0602" style:font-style-asian="normal" style:font-style-complex="normal"/>
    </style:style>
    <style:style style:name="T31" style:family="text">
      <style:text-properties fo:language="sk" fo:country="SK" fo:font-style="normal" officeooo:rsid="001f6aaf" style:font-style-asian="normal" style:font-style-complex="normal"/>
    </style:style>
    <style:style style:name="T32" style:family="text">
      <style:text-properties fo:language="sk" fo:country="SK" fo:font-style="normal" officeooo:rsid="0020f39c" style:font-style-asian="normal" style:font-style-complex="normal"/>
    </style:style>
    <style:style style:name="T33" style:family="text">
      <style:text-properties fo:language="sk" fo:country="SK" fo:font-style="normal" officeooo:rsid="0021d059" style:font-style-asian="normal" style:font-style-complex="normal"/>
    </style:style>
    <style:style style:name="T34" style:family="text">
      <style:text-properties fo:language="sk" fo:country="SK" fo:font-style="normal" officeooo:rsid="0023348e" style:font-style-asian="normal" style:font-style-complex="normal"/>
    </style:style>
    <style:style style:name="T35" style:family="text">
      <style:text-properties fo:language="sk" fo:country="SK" fo:font-style="normal" officeooo:rsid="0026716a" style:font-style-asian="normal" style:font-style-complex="normal"/>
    </style:style>
    <style:style style:name="T36" style:family="text">
      <style:text-properties fo:language="sk" fo:country="SK" fo:font-style="normal" officeooo:rsid="00289f0a" style:font-style-asian="normal" style:font-style-complex="normal"/>
    </style:style>
    <style:style style:name="T37" style:family="text">
      <style:text-properties fo:language="sk" fo:country="SK" fo:font-style="normal" officeooo:rsid="0029ce11" style:font-style-asian="normal" style:font-style-complex="normal"/>
    </style:style>
    <style:style style:name="T38" style:family="text">
      <style:text-properties fo:language="sk" fo:country="SK" fo:font-style="normal" officeooo:rsid="002c0b01" style:font-style-asian="normal" style:font-style-complex="normal"/>
    </style:style>
    <style:style style:name="T39" style:family="text">
      <style:text-properties fo:language="sk" fo:country="SK" fo:font-style="normal" officeooo:rsid="002cac7c" style:font-style-asian="normal" style:font-style-complex="normal"/>
    </style:style>
    <style:style style:name="T40" style:family="text">
      <style:text-properties fo:language="sk" fo:country="SK" fo:font-style="normal" officeooo:rsid="002fe978" style:font-style-asian="normal" style:font-style-complex="normal"/>
    </style:style>
    <style:style style:name="T41" style:family="text">
      <style:text-properties fo:language="sk" fo:country="SK" fo:font-style="normal" officeooo:rsid="003214aa" style:font-style-asian="normal" style:font-style-complex="normal"/>
    </style:style>
    <style:style style:name="T42" style:family="text">
      <style:text-properties fo:language="sk" fo:country="SK" fo:font-style="normal" officeooo:rsid="0035e3a1" style:font-style-asian="normal" style:font-style-complex="normal"/>
    </style:style>
    <style:style style:name="T43" style:family="text">
      <style:text-properties fo:language="sk" fo:country="SK" fo:font-style="normal" officeooo:rsid="0041bc44" style:font-style-asian="normal" style:font-style-complex="normal"/>
    </style:style>
    <style:style style:name="T44" style:family="text">
      <style:text-properties fo:language="sk" fo:country="SK" fo:font-style="normal" officeooo:rsid="004267c0" style:font-style-asian="normal" style:font-style-complex="normal"/>
    </style:style>
    <style:style style:name="T45" style:family="text">
      <style:text-properties fo:language="sk" fo:country="SK" fo:font-style="normal" officeooo:rsid="00441b28" style:font-style-asian="normal" style:font-style-complex="normal"/>
    </style:style>
    <style:style style:name="T46" style:family="text">
      <style:text-properties fo:language="sk" fo:country="SK" fo:font-style="normal" officeooo:rsid="00454ffc" style:font-style-asian="normal" style:font-style-complex="normal"/>
    </style:style>
    <style:style style:name="T47" style:family="text">
      <style:text-properties fo:language="sk" fo:country="SK" fo:font-style="normal" officeooo:rsid="00474e14" style:font-style-asian="normal" style:font-style-complex="normal"/>
    </style:style>
    <style:style style:name="T48" style:family="text">
      <style:text-properties fo:language="sk" fo:country="SK" fo:font-style="normal" officeooo:rsid="0049d0d2" style:font-style-asian="normal" style:font-style-complex="normal"/>
    </style:style>
    <style:style style:name="T49" style:family="text">
      <style:text-properties fo:language="sk" fo:country="SK" fo:font-style="normal" officeooo:rsid="004ea057" style:font-style-asian="normal" style:font-style-complex="normal"/>
    </style:style>
    <style:style style:name="T50" style:family="text">
      <style:text-properties fo:language="sk" fo:country="SK" fo:font-style="normal" officeooo:rsid="00500fee" style:font-style-asian="normal" style:font-style-complex="normal"/>
    </style:style>
    <style:style style:name="T51" style:family="text">
      <style:text-properties fo:language="sk" fo:country="SK" fo:font-style="normal" officeooo:rsid="0051c977" style:font-style-asian="normal" style:font-style-complex="normal"/>
    </style:style>
    <style:style style:name="T52" style:family="text">
      <style:text-properties fo:language="sk" fo:country="SK" fo:font-style="normal" officeooo:rsid="0052f4e1" style:font-style-asian="normal" style:font-style-complex="normal"/>
    </style:style>
    <style:style style:name="T53" style:family="text">
      <style:text-properties fo:language="sk" fo:country="SK" fo:font-style="normal" fo:font-weight="normal" officeooo:rsid="0005c9f9" style:font-style-asian="normal" style:font-weight-asian="normal" style:font-style-complex="normal" style:font-weight-complex="normal"/>
    </style:style>
    <style:style style:name="T54" style:family="text">
      <style:text-properties fo:language="sk" fo:country="SK" fo:font-style="normal" style:text-underline-style="none" style:font-style-asian="normal" style:font-style-complex="normal"/>
    </style:style>
    <style:style style:name="T55" style:family="text">
      <style:text-properties fo:language="sk" fo:country="SK" fo:font-style="normal" style:text-underline-style="none" officeooo:rsid="001f6aaf" style:font-style-asian="normal" style:font-style-complex="normal"/>
    </style:style>
    <style:style style:name="T56" style:family="text">
      <style:text-properties fo:language="sk" fo:country="SK" fo:font-style="normal" style:text-underline-style="none" officeooo:rsid="000e4bb3" style:font-style-asian="normal" style:font-style-complex="normal"/>
    </style:style>
    <style:style style:name="T57" style:family="text">
      <style:text-properties fo:language="sk" fo:country="SK" fo:font-style="normal" style:text-underline-style="none" officeooo:rsid="0021d059" style:font-style-asian="normal" style:font-style-complex="normal"/>
    </style:style>
    <style:style style:name="T58" style:family="text">
      <style:text-properties fo:language="sk" fo:country="SK" fo:font-style="normal" style:text-underline-style="none" officeooo:rsid="00251123" style:font-style-asian="normal" style:font-style-complex="normal"/>
    </style:style>
    <style:style style:name="T59" style:family="text">
      <style:text-properties fo:language="sk" fo:country="SK" fo:font-style="normal" style:text-underline-style="none" officeooo:rsid="002fe978" style:font-style-asian="normal" style:font-style-complex="normal"/>
    </style:style>
    <style:style style:name="T60" style:family="text">
      <style:text-properties fo:language="sk" fo:country="SK" fo:font-style="normal" style:text-underline-style="none" officeooo:rsid="003011de" style:font-style-asian="normal" style:font-style-complex="normal"/>
    </style:style>
    <style:style style:name="T61" style:family="text">
      <style:text-properties fo:language="sk" fo:country="SK" fo:font-style="normal" style:text-underline-style="none" officeooo:rsid="0031ec14" style:font-style-asian="normal" style:font-style-complex="normal"/>
    </style:style>
    <style:style style:name="T62" style:family="text">
      <style:text-properties fo:language="sk" fo:country="SK" fo:font-style="normal" style:text-underline-style="none" officeooo:rsid="003214aa" style:font-style-asian="normal" style:font-style-complex="normal"/>
    </style:style>
    <style:style style:name="T63" style:family="text">
      <style:text-properties fo:language="sk" fo:country="SK" fo:font-style="normal" style:text-underline-style="none" officeooo:rsid="00347a51" style:font-style-asian="normal" style:font-style-complex="normal"/>
    </style:style>
    <style:style style:name="T64" style:family="text">
      <style:text-properties fo:language="sk" fo:country="SK" fo:font-style="normal" style:text-underline-style="none" officeooo:rsid="003495ec" style:font-style-asian="normal" style:font-style-complex="normal"/>
    </style:style>
    <style:style style:name="T65" style:family="text">
      <style:text-properties fo:language="sk" fo:country="SK" fo:font-style="normal" style:text-underline-style="none" officeooo:rsid="0034af85" style:font-style-asian="normal" style:font-style-complex="normal"/>
    </style:style>
    <style:style style:name="T66" style:family="text">
      <style:text-properties fo:language="sk" fo:country="SK" fo:font-style="normal" style:text-underline-style="none" officeooo:rsid="003929a2" style:font-style-asian="normal" style:font-style-complex="normal"/>
    </style:style>
    <style:style style:name="T67" style:family="text">
      <style:text-properties fo:language="sk" fo:country="SK" fo:font-style="normal" style:text-underline-style="none" officeooo:rsid="0010770e" style:font-style-asian="normal" style:font-style-complex="normal"/>
    </style:style>
    <style:style style:name="T68" style:family="text">
      <style:text-properties fo:language="sk" fo:country="SK" fo:font-style="normal" style:text-underline-style="none" officeooo:rsid="003b0508" style:font-style-asian="normal" style:font-style-complex="normal"/>
    </style:style>
    <style:style style:name="T69" style:family="text">
      <style:text-properties fo:language="sk" fo:country="SK" fo:font-style="normal" style:text-underline-style="none" officeooo:rsid="003bf1e3" style:font-style-asian="normal" style:font-style-complex="normal"/>
    </style:style>
    <style:style style:name="T70" style:family="text">
      <style:text-properties fo:language="sk" fo:country="SK" fo:font-style="normal" style:text-underline-style="none" officeooo:rsid="004ea057" style:font-style-asian="normal" style:font-style-complex="normal"/>
    </style:style>
    <style:style style:name="T71" style:family="text">
      <style:text-properties fo:language="sk" fo:country="SK" fo:font-style="normal" style:text-underline-style="none" officeooo:rsid="004f37c7" style:font-style-asian="normal" style:font-style-complex="normal"/>
    </style:style>
    <style:style style:name="T72" style:family="text">
      <style:text-properties fo:language="sk" fo:country="SK" fo:font-style="normal" style:text-underline-style="none" officeooo:rsid="00500fee" style:font-style-asian="normal" style:font-style-complex="normal"/>
    </style:style>
    <style:style style:name="T73" style:family="text">
      <style:text-properties fo:language="sk" fo:country="SK" fo:font-style="normal" style:text-underline-style="none" officeooo:rsid="00503a92" style:font-style-asian="normal" style:font-style-complex="normal"/>
    </style:style>
    <style:style style:name="T74" style:family="text">
      <style:text-properties fo:language="sk" fo:country="SK" fo:font-style="normal" style:text-underline-style="none" officeooo:rsid="0054c110" style:font-style-asian="normal" style:font-style-complex="normal"/>
    </style:style>
    <style:style style:name="T75" style:family="text">
      <style:text-properties fo:language="sk" fo:country="SK" fo:font-style="normal" style:text-underline-style="none" fo:font-weight="normal" style:font-style-asian="normal" style:font-weight-asian="normal" style:font-style-complex="normal" style:font-weight-complex="normal"/>
    </style:style>
    <style:style style:name="T76" style:family="text">
      <style:text-properties fo:language="sk" fo:country="SK" officeooo:rsid="000a4af8"/>
    </style:style>
    <style:style style:name="T77" style:family="text">
      <style:text-properties fo:language="sk" fo:country="SK" officeooo:rsid="000aaa83"/>
    </style:style>
    <style:style style:name="T78" style:family="text">
      <style:text-properties fo:language="sk" fo:country="SK" officeooo:rsid="0005c9f9"/>
    </style:style>
    <style:style style:name="T79" style:family="text">
      <style:text-properties fo:language="sk" fo:country="SK" officeooo:rsid="000e4bb3"/>
    </style:style>
    <style:style style:name="T80" style:family="text">
      <style:text-properties fo:language="sk" fo:country="SK" officeooo:rsid="0010770e"/>
    </style:style>
    <style:style style:name="T81" style:family="text">
      <style:text-properties fo:language="sk" fo:country="SK" officeooo:rsid="00114216"/>
    </style:style>
    <style:style style:name="T82" style:family="text">
      <style:text-properties fo:language="sk" fo:country="SK" officeooo:rsid="00132494"/>
    </style:style>
    <style:style style:name="T83" style:family="text">
      <style:text-properties fo:language="sk" fo:country="SK" officeooo:rsid="001e0602"/>
    </style:style>
    <style:style style:name="T84" style:family="text">
      <style:text-properties fo:language="sk" fo:country="SK" style:text-underline-style="solid" style:text-underline-width="auto" style:text-underline-color="font-color"/>
    </style:style>
    <style:style style:name="T85" style:family="text">
      <style:text-properties fo:language="sk" fo:country="SK" style:text-underline-style="solid" style:text-underline-width="auto" style:text-underline-color="font-color" officeooo:rsid="000e4bb3"/>
    </style:style>
    <style:style style:name="T86" style:family="text">
      <style:text-properties fo:language="sk" fo:country="SK" style:text-underline-style="solid" style:text-underline-width="auto" style:text-underline-color="font-color" officeooo:rsid="0008b33c"/>
    </style:style>
    <style:style style:name="T87" style:family="text">
      <style:text-properties fo:language="sk" fo:country="SK" style:text-underline-style="solid" style:text-underline-width="auto" style:text-underline-color="font-color" officeooo:rsid="000aaa83"/>
    </style:style>
    <style:style style:name="T88" style:family="text">
      <style:text-properties fo:language="sk" fo:country="SK" style:text-underline-style="solid" style:text-underline-width="auto" style:text-underline-color="font-color" officeooo:rsid="001e0602"/>
    </style:style>
    <style:style style:name="T89" style:family="text">
      <style:text-properties fo:language="sk" fo:country="SK" style:text-underline-style="solid" style:text-underline-width="auto" style:text-underline-color="font-color" officeooo:rsid="0034af85"/>
    </style:style>
    <style:style style:name="T90" style:family="text">
      <style:text-properties fo:language="sk" fo:country="SK" style:text-underline-style="solid" style:text-underline-width="auto" style:text-underline-color="font-color" officeooo:rsid="00500fee"/>
    </style:style>
    <style:style style:name="T91" style:family="text">
      <style:text-properties fo:language="sk" fo:country="SK" style:text-underline-style="solid" style:text-underline-width="auto" style:text-underline-color="font-color" officeooo:rsid="0054c110"/>
    </style:style>
    <style:style style:name="T92" style:family="text">
      <style:text-properties fo:language="sk" fo:country="SK" style:text-underline-style="none"/>
    </style:style>
    <style:style style:name="T93" style:family="text">
      <style:text-properties fo:language="sk" fo:country="SK" style:text-underline-style="none" officeooo:rsid="000e4bb3"/>
    </style:style>
    <style:style style:name="T94" style:family="text">
      <style:text-properties fo:language="sk" fo:country="SK" style:text-underline-style="none" officeooo:rsid="00114216"/>
    </style:style>
    <style:style style:name="T95" style:family="text">
      <style:text-properties fo:language="sk" fo:country="SK" style:text-underline-style="none" officeooo:rsid="00132494"/>
    </style:style>
    <style:style style:name="T96" style:family="text">
      <style:text-properties fo:language="sk" fo:country="SK" style:text-underline-style="none" officeooo:rsid="003d8b91"/>
    </style:style>
    <style:style style:name="T97" style:family="text">
      <style:text-properties fo:language="sk" fo:country="SK" style:text-underline-style="none" officeooo:rsid="00458f9d"/>
    </style:style>
    <style:style style:name="T98" style:family="text">
      <style:text-properties fo:language="sk" fo:country="SK" style:text-underline-style="none" officeooo:rsid="00474e14"/>
    </style:style>
    <style:style style:name="T99" style:family="text">
      <style:text-properties fo:language="sk" fo:country="SK" style:text-underline-style="none" officeooo:rsid="0054c110"/>
    </style:style>
    <style:style style:name="T100" style:family="text">
      <style:text-properties fo:language="en" fo:country="US" fo:font-style="normal" officeooo:rsid="0006b0d6" style:font-style-asian="normal" style:font-style-complex="normal"/>
    </style:style>
    <style:style style:name="T101" style:family="text">
      <style:text-properties fo:language="en" fo:country="US" fo:font-style="normal" officeooo:rsid="001499a2" style:font-style-asian="normal" style:font-style-complex="normal"/>
    </style:style>
    <style:style style:name="T102" style:family="text">
      <style:text-properties fo:language="en" fo:country="US" fo:font-style="normal" officeooo:rsid="00500fee" style:font-style-asian="normal" style:font-style-complex="normal"/>
    </style:style>
    <style:style style:name="T103" style:family="text">
      <style:text-properties fo:language="en" fo:country="US" fo:font-style="normal" style:text-underline-style="none" officeooo:rsid="0048a50c" style:font-style-asian="normal" style:font-style-complex="normal"/>
    </style:style>
    <style:style style:name="T104" style:family="text">
      <style:text-properties style:text-position="super 58%" fo:language="sk" fo:country="SK" fo:font-style="normal" style:font-style-asian="normal" style:font-style-complex="normal"/>
    </style:style>
    <style:style style:name="T105" style:family="text">
      <style:text-properties style:text-position="super 58%" fo:language="sk" fo:country="SK" fo:font-style="normal" officeooo:rsid="0006c4d4" style:font-style-asian="normal" style:font-style-complex="normal"/>
    </style:style>
    <style:style style:name="T106" style:family="text">
      <style:text-properties style:text-position="0% 100%" fo:language="sk" fo:country="SK" fo:font-style="normal" style:font-style-asian="normal" style:font-style-complex="normal"/>
    </style:style>
    <style:style style:name="T107" style:family="text">
      <style:text-properties style:text-position="0% 100%" fo:language="sk" fo:country="SK" fo:font-style="normal" officeooo:rsid="0035e3a1" style:font-style-asian="normal" style:font-style-complex="normal"/>
    </style:style>
    <style:style style:name="T108" style:family="text">
      <style:text-properties style:text-position="0% 100%" fo:language="sk" fo:country="SK" fo:font-style="normal" style:text-underline-style="none" fo:font-weight="normal" officeooo:rsid="003d88ed" style:font-style-asian="normal" style:font-weight-asian="normal" style:font-style-complex="normal" style:font-weight-complex="normal"/>
    </style:style>
    <style:style style:name="T109" style:family="text">
      <style:text-properties style:text-position="0% 100%" fo:language="sk" fo:country="SK" fo:font-style="normal" style:text-underline-style="none" fo:font-weight="normal" officeooo:rsid="003d8b91" style:font-style-asian="normal" style:font-weight-asian="normal" style:font-style-complex="normal" style:font-weight-complex="normal"/>
    </style:style>
    <style:style style:name="T110" style:family="text">
      <style:text-properties style:text-position="0% 100%" fo:language="sk" fo:country="SK" fo:font-style="normal" style:text-underline-style="none" fo:font-weight="normal" officeooo:rsid="00401751" style:font-style-asian="normal" style:font-weight-asian="normal" style:font-style-complex="normal" style:font-weight-complex="normal"/>
    </style:style>
    <style:style style:name="T111" style:family="text">
      <style:text-properties style:text-position="0% 100%" fo:language="sk" fo:country="SK" fo:font-style="normal" style:text-underline-style="none" fo:font-weight="normal" officeooo:rsid="0040a817" style:font-style-asian="normal" style:font-weight-asian="normal" style:font-style-complex="normal" style:font-weight-complex="normal"/>
    </style:style>
    <style:style style:name="T112" style:family="text">
      <style:text-properties style:text-position="0% 100%" fo:language="sk" fo:country="SK" fo:font-style="normal" style:text-underline-style="none" fo:font-weight="normal" officeooo:rsid="00416a05" style:font-style-asian="normal" style:font-weight-asian="normal" style:font-style-complex="normal" style:font-weight-complex="normal"/>
    </style:style>
    <style:style style:name="T113" style:family="text">
      <style:text-properties style:text-position="0% 100%" fo:language="sk" fo:country="SK" fo:font-style="normal" style:text-underline-style="none" fo:font-weight="bold" officeooo:rsid="003d88ed" style:font-style-asian="normal" style:font-weight-asian="bold" style:font-style-complex="normal" style:font-weight-complex="bold"/>
    </style:style>
    <style:style style:name="T114" style:family="text">
      <style:text-properties style:text-position="0% 100%" fo:language="sk" fo:country="SK" fo:font-style="italic" style:text-underline-style="solid" style:text-underline-width="auto" style:text-underline-color="font-color" fo:font-weight="normal" officeooo:rsid="003d88ed" style:font-style-asian="italic" style:font-weight-asian="normal" style:font-style-complex="italic" style:font-weight-complex="normal"/>
    </style:style>
    <style:style style:name="T115" style:family="text">
      <style:text-properties style:text-line-through-style="none" style:text-line-through-type="none" fo:language="sk" fo:country="SK" style:text-underline-style="solid" style:text-underline-width="auto" style:text-underline-color="font-color" officeooo:rsid="000e4bb3"/>
    </style:style>
    <style:style style:name="T116" style:family="text">
      <style:text-properties style:text-line-through-style="none" style:text-line-through-type="none" fo:language="sk" fo:country="SK" style:text-underline-style="solid" style:text-underline-width="auto" style:text-underline-color="font-color" fo:font-weight="normal" officeooo:rsid="000e4bb3" style:font-weight-asian="normal" style:font-weight-complex="normal"/>
    </style:style>
    <style:style style:name="T117" style:family="text">
      <style:text-properties style:text-line-through-style="none" style:text-line-through-type="none" fo:language="sk" fo:country="SK" fo:font-style="normal" style:text-underline-style="none" officeooo:rsid="000e4bb3" style:font-style-asian="normal" style:font-style-complex="normal"/>
    </style:style>
    <style:style style:name="T118" style:family="text">
      <style:text-properties style:text-line-through-style="none" style:text-line-through-type="none" fo:language="sk" fo:country="SK" fo:font-style="normal" style:text-underline-style="none" officeooo:rsid="001f6aaf" style:font-style-asian="normal" style:font-style-complex="normal"/>
    </style:style>
    <style:style style:name="T119" style:family="text">
      <style:text-properties officeooo:rsid="002e515e"/>
    </style:style>
    <style:style style:name="T120" style:family="text">
      <style:text-properties style:text-underline-style="solid" style:text-underline-width="auto" style:text-underline-color="font-color"/>
    </style:style>
    <style:style style:name="T121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Šifrovanie</text:p>
      <text:p text:style-name="P10"><text:span text:style-name="T12">N</text:span><text:span text:style-name="T11">ové funkcie používané v protokole</text:span></text:p>
      <text:list xml:id="list2434475205" text:style-name="L1">
        <text:list-item>
          <text:p text:style-name="P13"><text:span text:style-name="T2">Doplň správu: </text:span><text:span text:style-name="T14">A</text:span><text:span text:style-name="T105">n</text:span><text:span text:style-name="T14">→ A</text:span><text:span text:style-name="T105">40</text:span><text:span text:style-name="T14"> </text:span></text:p>
          <text:list>
            <text:list-header>
              <text:p text:style-name="P15"><text:span text:style-name="T11"><text:tab/></text:span><text:span text:style-name="T41">Doplní</text:span><text:span text:style-name="T11"> náhodnú správu </text:span><text:span text:style-name="T38">použitím funkcie </text:span><text:span text:style-name="T6">Náhodná správa</text:span><text:span text:style-name="T38"> </text:span><text:span text:style-name="T36">pred</text:span><text:span text:style-name="T11"> pôvodn</text:span><text:span text:style-name="T36">ú</text:span><text:span text:style-name="T11"> správ</text:span><text:span text:style-name="T36">u</text:span><text:span text:style-name="T11">, tak aby bola výsledná dĺžka 40 znakov.</text:span><text:span text:style-name="T15"> </text:span><text:span text:style-name="T34">Dĺžku 40 som zvolil podľa toho, že najdlhšia predpísaná správa je dlhá 26 znakov, teda vždy je treba doplniť viac ako 10 znakov. </text:span><text:span text:style-name="T37">Tieto znaky sú používané pri menení kľúča. </text:span><text:span text:style-name="T49">Ak správa obsahuje argument (</text:span><text:span text:style-name="T3">POSLETE MI n</text:span><text:span text:style-name="T49">), </text:span><text:span text:style-name="T50">a ide zo skupiny A do skupiny B, </text:span><text:span text:style-name="T49">namiesto náhodného textu dopĺňa prvé znaky </text:span><text:span text:style-name="T7">Otisku</text:span><text:span text:style-name="T70"> argumentu správy, tak aby bola výsledná dĺžka 40 znakov </text:span><text:span text:style-name="T71">a až za tým následuje náhodne vygenerovaný text (ak je potrebný).</text:span></text:p>
            </text:list-header>
          </text:list>
        </text:list-item>
        <text:list-item>
          <text:p text:style-name="P16"><text:span text:style-name="T1">Prečítaj správu: <text:s/></text:span><text:span text:style-name="T11">A</text:span><text:span text:style-name="T104">40</text:span><text:span text:style-name="T106">→A</text:span><text:span text:style-name="T104">x</text:span></text:p>
          <text:list>
            <text:list-header>
              <text:p text:style-name="P18"><text:span text:style-name="T11"><text:tab/></text:span><text:span text:style-name="T41">Prečíta</text:span><text:span text:style-name="T11"> jednu z 5 zadaných správ zo 40 znakovej doplnenej správy, ak sa v správe žiadna predpísaná správa nenachádza, vráti prázdny reťazec znakov. </text:span><text:span text:style-name="T102">V </text:span><text:span text:style-name="T50">prípade, že správa obsahuje argument </text:span><text:span text:style-name="T51">a bola odoslaná zo skupina A do skupiny B</text:span><text:span text:style-name="T50">, </text:span><text:span text:style-name="T90">Otisk</text:span><text:span text:style-name="T72"> argumentu správy sa musí zhodovať s prvou časťou doplnenej správy. </text:span><text:span text:style-name="T73">Ak sa nezhoduje </text:span><text:span text:style-name="T54">vráti prázdny reťazec znakov</text:span></text:p>
            </text:list-header>
          </text:list>
        </text:list-item>
        <text:list-item>
          <text:p text:style-name="P19"><text:span text:style-name="T1">Prečítaj </text:span><text:span text:style-name="T77">doplnenú správu</text:span><text:span text:style-name="T1">: </text:span><text:span text:style-name="T14">A</text:span><text:span text:style-name="T105">40</text:span><text:span text:style-name="T14">→A</text:span><text:span text:style-name="T105">x</text:span></text:p>
          <text:list>
            <text:list-header>
              <text:p text:style-name="P17"><text:span text:style-name="T11"><text:tab/>Prečíta </text:span><text:span text:style-name="T16">zo správy časť ktorá bola dop</text:span><text:span text:style-name="T36">l</text:span><text:span text:style-name="T16">nená funkciou </text:span><text:span text:style-name="T76">Doplň správu </text:span><text:span text:style-name="T52">(časť správy ktorá nieje v tvare predpísaných správ)</text:span><text:span text:style-name="T16">. </text:span><text:span text:style-name="T33">V</text:span><text:span text:style-name="T17"> protokole sa táto funckia spolieha na to, že správa nebude pozmenená nepriateľom.</text:span></text:p>
            </text:list-header>
          </text:list>
        </text:list-item>
      </text:list>
      <text:p text:style-name="P4"/>
      <text:p text:style-name="P9"><text:span text:style-name="T119">P</text:span>rotokol</text:p>
      <text:p text:style-name="P1"><text:span text:style-name="T53"><text:tab/>Na začiatku si vygenerujem dva kľúče pomocou funkcie </text:span><text:span text:style-name="T87">Náhodná zpráva</text:span><text:span text:style-name="T77">,</text:span><text:span text:style-name="T17"> <text:s/></text:span><text:span text:style-name="T100">s d</text:span><text:span text:style-name="T13">ĺžkou </text:span><text:span text:style-name="T21">2</text:span><text:span text:style-name="T13">0 znakov</text:span><text:span text:style-name="T78">. </text:span><text:span text:style-name="T12">Tieto kľúče budú pre nepriateľa neznáme, pretože si ich tučniaci vygenerujú ešte pred výpravou. </text:span><text:span text:style-name="T21">Zároveň sa dohodnú, že kľúč 3 bude upravovaný počas ich komunikácie, </text:span><text:span text:style-name="T22">aby neboli rovnaké správy zašifrované vždy rovnako</text:span><text:span text:style-name="T21">. Na začiatku bude jeho hodnota prázdny reťazec znakov.</text:span></text:p>
      <text:p text:style-name="P5"/>
      <text:p text:style-name="P6">Vzájomná výmena správ bude prebiehať v 4 krokoch.</text:p>
      <text:list xml:id="list2516221146" text:style-name="L2">
        <text:list-item>
          <text:p text:style-name="P14"><text:span text:style-name="T11"><text:tab/></text:span><text:span text:style-name="T107">Skupina</text:span><text:span text:style-name="T11"> A </text:span><text:span text:style-name="T30">novú</text:span><text:span text:style-name="T11"> správu doplní funkciou </text:span><text:span text:style-name="T4">Doplň správu</text:span><text:span text:style-name="T1">.</text:span><text:span text:style-name="T18"> Následne doplnenú správu zašifruje funkciou</text:span><text:span text:style-name="T79"> </text:span><text:span text:style-name="T5">Zašifruj</text:span><text:span text:style-name="T18"> s kľúčom </text:span><text:span text:style-name="T8">kľúč</text:span><text:span text:style-name="T9">1.</text:span><text:span text:style-name="T8">kľúč</text:span><text:span text:style-name="T10">3</text:span><text:span text:style-name="T21">. </text:span><text:span text:style-name="T43">(</text:span><text:span text:style-name="T21">Bodku budem používať ako symbol pre spojenie reťazcov znakov</text:span><text:span text:style-name="T43">)</text:span></text:p>
        </text:list-item>
        <text:list-item>
          <text:p text:style-name="P20"><text:span text:style-name="T18"><text:tab/></text:span><text:span text:style-name="T42">Skupina</text:span><text:span text:style-name="T18"> B správu dešifruje funkciou</text:span><text:span text:style-name="T79"> </text:span><text:span text:style-name="T115">Dešifruj</text:span><text:span text:style-name="T18"> s kľúčom </text:span><text:span text:style-name="T94">kľúč</text:span><text:span text:style-name="T93">1.</text:span><text:span text:style-name="T94">kľúč</text:span><text:span text:style-name="T95">3</text:span><text:span text:style-name="T21"> </text:span><text:span text:style-name="T18">a prečíta pôvodnú správu funkciou</text:span><text:span text:style-name="T79"> </text:span><text:span text:style-name="T85">Prečítaj správu</text:span><text:span text:style-name="T79">.</text:span><text:span text:style-name="T18"> Následne vytvorí správu v tvare</text:span><text:span text:style-name="T79"> </text:span><text:span text:style-name="T96">POSLETE MI </text:span><text:span text:style-name="T98">1</text:span><text:span text:style-name="T18"> ak sa im podarilo správu prečítať, </text:span><text:span text:style-name="T48">v prípade že funkcia vrátila prázdny reťazec znakov vytvorí správu</text:span><text:span text:style-name="T18"> </text:span><text:span text:style-name="T96">POSLETE MI </text:span><text:span text:style-name="T98">2</text:span><text:span text:style-name="T56">, </text:span><text:span text:style-name="T57">čo znamená, že správa bola upravená</text:span><text:span text:style-name="T58"> nepriateľom</text:span><text:span text:style-name="T57">. </text:span><text:span text:style-name="T58">Správu </text:span><text:span text:style-name="T103">POSLETE MI 2</text:span><text:span text:style-name="T56"> </text:span><text:span text:style-name="T58">vytvorí aj v prípade, že správa zo základne A nedorazila.</text:span><text:span text:style-name="T18"> <text:s/>Túto správu doplní funkciou </text:span><text:span text:style-name="T85">Doplň správu</text:span><text:span text:style-name="T79">, </text:span><text:span text:style-name="T18">zašifruje funkciou </text:span><text:span text:style-name="T85">Zašifruj</text:span><text:span text:style-name="T79"> </text:span><text:span text:style-name="T18">s kľúčom </text:span><text:span text:style-name="T94">kľúč</text:span><text:span text:style-name="T95">2</text:span><text:span text:style-name="T93">.</text:span><text:span text:style-name="T94">kľúč</text:span><text:span text:style-name="T95">3</text:span><text:span text:style-name="T22"> </text:span><text:span text:style-name="T25">a odošle ju </text:span><text:span text:style-name="T43">skupine</text:span><text:span text:style-name="T25"> A</text:span><text:span text:style-name="T18">. </text:span><text:span text:style-name="T20">A</text:span><text:span text:style-name="T18">k by sme </text:span><text:span text:style-name="T19">tu</text:span><text:span text:style-name="T18"> </text:span><text:span text:style-name="T22">pužili</text:span><text:span text:style-name="T18"> kľúč 1, </text:span><text:span text:style-name="T22">namiesto kľúču 2</text:span><text:span text:style-name="T18"> tak by nepriateľ </text:span><text:span text:style-name="T19">mohol v</text:span><text:span text:style-name="T20">i</text:span><text:span text:style-name="T19">dieť podobnosť v správach, ak by boli prvá aj druhá správa rovnké</text:span><text:span text:style-name="T18"> </text:span><text:span text:style-name="T20">(napríklad </text:span><text:span text:style-name="T96">POSLETE MI </text:span><text:span text:style-name="T98">1</text:span><text:span text:style-name="T80"> </text:span><text:span text:style-name="T20">a </text:span><text:span text:style-name="T96">POSLETE MI </text:span><text:span text:style-name="T98">1</text:span><text:span text:style-name="T20">). </text:span><text:span text:style-name="T22">Teda by mohol zistiť obsah poslanej správy.</text:span></text:p>
          <text:p text:style-name="P21"><text:span text:style-name="T21"><text:tab/></text:span><text:span text:style-name="T24">Keďže</text:span><text:span text:style-name="T21"> správy z B do A nemôž</text:span><text:span text:style-name="T38">u</text:span><text:span text:style-name="T21"> byť pozmenené nepriateľom, je tu priestor na </text:span><text:span text:style-name="T22">zmenu</text:span><text:span text:style-name="T21"> kľúča </text:span><text:span text:style-name="T22">3</text:span><text:span text:style-name="T21">. </text:span><text:span text:style-name="T44">D</text:span><text:span text:style-name="T101">o </text:span><text:span text:style-name="T22">kľúč</text:span><text:span text:style-name="T101">u</text:span><text:span text:style-name="T22"> 3 bude </text:span><text:span text:style-name="T25">po odoslaní správy</text:span><text:span text:style-name="T22"> </text:span><text:span text:style-name="T101">pridan</text:span><text:span text:style-name="T23">ý reťazec znakov z funkcie </text:span><text:span text:style-name="T86">Prečítaj </text:span><text:span text:style-name="T87">doplnenú správu</text:span><text:span text:style-name="T17"> </text:span><text:span text:style-name="T24">z nezašifrovanej správy. </text:span><text:span text:style-name="T35">Ak bude kľúč 3 dlhší ako 20 znakov skráti sa na jeho posledných 20 znakov.</text:span></text:p>
          <text:p text:style-name="P21"><text:span text:style-name="T25"><text:tab/></text:span><text:span text:style-name="T26">Je</text:span><text:span text:style-name="T25"> dôležité tento krok spraviť až po zašifrovaní správy, pretože inak by </text:span><text:span text:style-name="T45">skupina</text:span><text:span text:style-name="T25"> A nedokázala </text:span><text:span text:style-name="T46">de</text:span><text:span text:style-name="T25">šifrovať túto správu správne, keďže </text:span><text:span text:style-name="T26">by správa bola zašifrovaná iným kľúčom ako má k dispozícii </text:span><text:span text:style-name="T42">skupina</text:span><text:span text:style-name="T26"> A.</text:span></text:p>
        </text:list-item>
        <text:list-item>
          <text:p text:style-name="P22"><text:span text:style-name="T11"><text:tab/></text:span><text:span text:style-name="T42">Skupina</text:span><text:span text:style-name="T11"> A dešifruje správu pomocou </text:span><text:span text:style-name="T31">funkciu </text:span><text:span text:style-name="T116">Dešifruj</text:span><text:span text:style-name="T117"> </text:span><text:span text:style-name="T118">s </text:span><text:span text:style-name="T54">kľúč</text:span><text:span text:style-name="T55">om</text:span><text:span text:style-name="T11"> </text:span><text:span text:style-name="T81">kľúč</text:span><text:span text:style-name="T82">2</text:span><text:span text:style-name="T79">.</text:span><text:span text:style-name="T81">kľúč</text:span><text:span text:style-name="T22">3</text:span><text:span text:style-name="T11"> a podľa jej obsahu zistí či predchádzajúca správa bola úspešne doručená. </text:span><text:span text:style-name="T27">Táto základňa si tým istým </text:span><text:soft-page-break/><text:span text:style-name="T27">spôsobom po dešifrovaní zmení kľúč 3 pridaním reťazcu znakov z </text:span><text:span text:style-name="T23">funkcie </text:span><text:span text:style-name="T86">Prečítaj </text:span><text:span text:style-name="T87">doplnenú správu</text:span><text:span text:style-name="T17"> </text:span><text:span text:style-name="T24">z </text:span><text:span text:style-name="T27">de</text:span><text:span text:style-name="T24">šifrovanej správy. </text:span><text:span text:style-name="T35">Ak bude kľúč 3 dlhší ako 20 znakov skráti sa na jeho posledných 20 znakov. </text:span><text:span text:style-name="T47">Skupina</text:span><text:span text:style-name="T28"> pošle nezašifrovanú a neupravenú správu </text:span><text:span text:style-name="T96">POSLETE MI </text:span><text:span text:style-name="T98">1</text:span><text:span text:style-name="T28">. Táto správa slúži čisto na predanie „slova“ a nijak </text:span><text:span text:style-name="T29">by </text:span><text:span text:style-name="T28">nám neprekáža</text:span><text:span text:style-name="T29">lo</text:span><text:span text:style-name="T28">, </text:span><text:span text:style-name="T29">ak</text:span><text:span text:style-name="T28"> by ju nepriateľ upravil.</text:span></text:p>
        </text:list-item>
        <text:list-item>
          <text:p text:style-name="P23"><text:span text:style-name="T11"><text:tab/>Tento raz </text:span><text:span text:style-name="T42">skupina</text:span><text:span text:style-name="T11"> B nebude dešifrovať príchodziu správu, pretože je bezobsažná. </text:span><text:span text:style-name="T30">Vytvorí novú správu, doplní ju funkciou </text:span><text:span text:style-name="T88">Doplň správu</text:span><text:span text:style-name="T83">, </text:span><text:span text:style-name="T30">zašifruje ju funkciou </text:span><text:span text:style-name="T88">Zašifruj</text:span><text:span text:style-name="T83"> s kľúčom kľúč1.kľúč3 </text:span><text:span text:style-name="T30">a pošle. Následne kľúč 3 zmením podľa postupu ktorý som opisoval v predchádzajúcich krokoch. </text:span><text:span text:style-name="T32">V najbližšom kroku túto správu spracuje základňa A, následne si upravý podľa tejto správy kľúč 3 </text:span><text:span text:style-name="T39">už spomenutým spôsobom </text:span><text:span text:style-name="T32">a výmena sa môže opakovať.</text:span></text:p>
        </text:list-item>
      </text:list>
      <text:p text:style-name="P7"/>
      <text:p text:style-name="P2"><text:span text:style-name="T32">Z</text:span><text:span text:style-name="T11">dvôvodnenie </text:span><text:span text:style-name="T40">bezpečnosti protokolu</text:span></text:p>
      <text:list xml:id="list2668741083" text:style-name="L3">
        <text:list-item>
          <text:p text:style-name="P24"><text:span text:style-name="T54"><text:tab/></text:span><text:span text:style-name="T62">Funkcia</text:span><text:span text:style-name="T54"> </text:span><text:span text:style-name="T84">Zašifruj</text:span><text:span text:style-name="T54"> šifruje správu na novú správu tej istej dĺžky, takže sa dá zistiť podľa dĺžky predpísaných správ, ktorá správa je posielaná. Môj protokol tomuto útoku zabraňuje dopĺňaním náhodných správ </text:span><text:span text:style-name="T65">funkciou </text:span><text:span text:style-name="T89">Doplň správu</text:span><text:span text:style-name="T65"> k</text:span><text:span text:style-name="T54">u správam, </text:span><text:span text:style-name="T59">tak aby mala každá správa konštantnú dĺžku 40 znakov.</text:span></text:p>
        </text:list-item>
        <text:list-item>
          <text:p text:style-name="P25"><text:span text:style-name="T54"><text:tab/></text:span><text:span text:style-name="T62">Ak</text:span><text:span text:style-name="T54"> by sa kľúč počas komunikácie nemenil, nepriateľ by mohol zistiť, ktoré správy majú význam a posielať ich opakovane. Tučniaci by potom nevedeli ktoré správy sú od druhej skupiny a ktoré od nepriateľa. Tomuto útoku sa bránim</text:span><text:span text:style-name="T63">e</text:span><text:span text:style-name="T54"> menením kľúča </text:span><text:span text:style-name="T60">každou správou zo skupiny B </text:span><text:span text:style-name="T64">do</text:span><text:span text:style-name="T60"> skupiny A </text:span><text:span text:style-name="T69">a dvoma kľúčmi</text:span><text:span text:style-name="T60">. </text:span><text:span text:style-name="T66">Nikdy teda nebudú poslané 2 správy </text:span><text:span text:style-name="T69">s obsahom</text:span><text:span text:style-name="T66"> zašifrované tým istým kľúčom. </text:span><text:span text:style-name="T61">Keďže nepriateľ nepozná pôvodný kľúč, nikdy správu správne nedešifruje, čo znamená že nikdy nebude poznať ani </text:span><text:span text:style-name="T65">meniaci sa kľúč.</text:span></text:p>
        </text:list-item>
        <text:list-item>
          <text:p text:style-name="P27"><text:span text:style-name="T54"><text:tab/>Keďže číslic je 10, je celkom pravdepodobné, že nepriateľovi by sa mohlo po nejakom čase podariť zmeniť </text:span><text:span text:style-name="T74">argument</text:span><text:span text:style-name="T54"> správy </text:span><text:span text:style-name="T92">POSLETE MI n.</text:span><text:span text:style-name="T74"> Preto používam </text:span><text:span text:style-name="T91">Otisk</text:span><text:span text:style-name="T74"> pôvodného argumentu na začiatku správy z A do B ako dôkaz, že argument nebol upravený.</text:span></text:p>
        </text:list-item>
        <text:list-item>
          <text:p text:style-name="P26"><text:span text:style-name="T54"><text:tab/>Ak nepriateľ zmení správu idúcu z A do B, skupina A sa vždy dozvie, že správa </text:span><text:span text:style-name="T68">nebola úspešne doručená pomocou správy </text:span><text:span text:style-name="T97">POSLETE MI 1</text:span><text:span text:style-name="T67">.</text:span></text:p>
        </text:list-item>
      </text:list>
      <text:p text:style-name="P8"/>
      <text:p text:style-name="P3"><text:span text:style-name="T67">Ú</text:span><text:span text:style-name="T54">tok na ukážkový protokol</text:span></text:p>
      <text:p text:style-name="P11"><text:span text:style-name="T113"><text:tab/></text:span><text:span text:style-name="T108">Keďže funkcia </text:span><text:span text:style-name="T114">Zašifruj</text:span><text:span text:style-name="T108"> vráti správu s rovnakou dĺžkou ako pôvodná správa, je jednoduché zistiť o aký typ správy ide. </text:span><text:span text:style-name="T109">Napríklad s</text:span><text:span text:style-name="T108">práva </text:span><text:span text:style-name="T75">VYCKEJTE </text:span><text:span text:style-name="T108">je jediná správa s dĺžkou 8 </text:span><text:span text:style-name="T109">a POKRACUJEM je jediná správa s dĺžkou 10 (lebo POSLETE MI n musí obsahovať argument). Napríklad ak by tučniaci poslali správu s dĺžkou </text:span><text:span text:style-name="T110">10</text:span><text:span text:style-name="T109">, vedeli by sme, že ide o POKRACUJEM a zapamätali by sme si zašifrovanú správu. Potom keď by chcela skupina odoslať správu VYCKEJTE (čo by sme videli ako </text:span><text:span text:style-name="T110">8</text:span><text:span text:style-name="T109"> znakovú správu), zmenili by sme správu na </text:span><text:span text:style-name="T110">10</text:span><text:span text:style-name="T109"> znakovú správu, ktorú sme si zapamätali </text:span><text:span text:style-name="T112">(teda POKRACUJEM)</text:span><text:span text:style-name="T109">. </text:span><text:span text:style-name="T110">To by samozrejme viedlo k nebezpečnej akcii výpravnej skupiny. </text:span><text:span text:style-name="T111">Takto by sme mohli kedykoľvek spraviť opak toho, čo mali tučniaci v plán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5T20:42:03.722000000</meta:creation-date>
    <dc:date>2022-02-27T21:23:35.412000000</dc:date>
    <meta:editing-duration>PT5H55M45S</meta:editing-duration>
    <meta:editing-cycles>50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24" meta:word-count="964" meta:character-count="5943" meta:non-whitespace-character-count="5000"/>
  </office:meta>
</office:document-meta>
</file>